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Geneva, sans-serif"/>
    <style:font-face style:name="Lucida Grande" svg:font-family="'Lucida Grande', Arial, tahom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9479in"/>
    </style:style>
    <style:style style:name="P1" style:family="paragraph" style:parent-style-name="Table_20_Contents">
      <style:text-properties officeooo:rsid="00134505" officeooo:paragraph-rsid="00134505"/>
    </style:style>
    <style:style style:name="P2" style:family="paragraph" style:parent-style-name="Table_20_Contents">
      <style:text-properties officeooo:rsid="0013a4a3" officeooo:paragraph-rsid="0013a4a3"/>
    </style:style>
    <style:style style:name="P3" style:family="paragraph" style:parent-style-name="Table_20_Contents">
      <style:text-properties officeooo:rsid="0013c3a0" officeooo:paragraph-rsid="0013c3a0"/>
    </style:style>
    <style:style style:name="P4" style:family="paragraph" style:parent-style-name="Table_20_Contents">
      <style:text-properties officeooo:rsid="001472d5" officeooo:paragraph-rsid="001472d5"/>
    </style:style>
    <style:style style:name="P5" style:family="paragraph" style:parent-style-name="Table_20_Contents">
      <style:paragraph-properties fo:margin-left="0in" fo:margin-right="0in" fo:margin-top="0in" fo:margin-bottom="0in" loext:contextual-spacing="false" style:line-height-at-least="0.1665in" fo:text-align="start" style:justify-single-word="false" fo:widows="1" fo:text-indent="0in" style:auto-text-indent="false"/>
    </style:style>
    <style:style style:name="P6" style:family="paragraph" style:parent-style-name="Table_20_Contents">
      <style:paragraph-properties fo:margin-left="0in" fo:margin-right="0in" fo:margin-top="0in" fo:margin-bottom="0in" loext:contextual-spacing="false" style:line-height-at-least="0.1665in" fo:text-align="start" style:justify-single-word="false" fo:widows="1" fo:text-indent="0in" style:auto-text-indent="false"/>
      <style:text-properties fo:font-variant="normal" fo:text-transform="none" fo:color="#7c7c7c" style:font-name="Arial" fo:font-size="8.25pt" fo:letter-spacing="normal" fo:font-style="normal" fo:font-weight="normal"/>
    </style:style>
    <style:style style:name="P7" style:family="paragraph" style:parent-style-name="Table_20_Contents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231f20" style:font-name="Arial" fo:font-size="8.25pt" fo:letter-spacing="normal" fo:font-style="normal" fo:font-weight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1665in" fo:text-align="start" style:justify-single-word="false" fo:widows="1" fo:text-indent="0in" style:auto-text-indent="false"/>
      <style:text-properties fo:font-variant="normal" fo:text-transform="none" fo:color="#231f20" style:font-name="Arial" fo:font-size="8.25pt" fo:letter-spacing="normal" fo:font-style="normal" fo:font-weight="bold" fo:background-color="transparent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1665in" fo:text-align="start" style:justify-single-word="false" fo:widows="1" fo:text-indent="0in" style:auto-text-indent="false"/>
      <style:text-properties fo:font-variant="normal" fo:text-transform="none" fo:color="#000000" style:font-name="Arial" fo:font-size="8.25pt" fo:letter-spacing="normal" fo:font-style="normal" fo:font-weight="normal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1665in" fo:text-align="start" style:justify-single-word="false" fo:widows="1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1665in" fo:text-align="start" style:justify-single-word="false" fo:widows="1" fo:text-indent="0in" style:auto-text-indent="false" fo:padding="0in" fo:border="none"/>
      <style:text-properties fo:font-variant="normal" fo:text-transform="none" fo:color="#505050" style:font-name="Arial" fo:font-size="8.25pt" fo:letter-spacing="normal" fo:font-style="normal" fo:font-weight="bold" fo:background-color="transparent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1665in" fo:text-align="start" style:justify-single-word="false" fo:widows="1" fo:text-indent="0in" style:auto-text-indent="false" fo:padding="0in" fo:border="none"/>
      <style:text-properties fo:font-variant="normal" fo:text-transform="none" fo:color="#2d8d17" style:font-name="Arial" fo:font-size="8.25pt" fo:letter-spacing="normal" fo:font-style="italic" fo:font-weight="normal" fo:background-color="transparent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1665in" fo:text-align="start" style:justify-single-word="false" fo:widows="1" fo:text-indent="0in" style:auto-text-indent="false" fo:padding="0in" fo:border="none"/>
      <style:text-properties fo:font-variant="normal" fo:text-transform="none" fo:color="#000000" style:font-name="Arial" fo:font-size="8.25pt" fo:letter-spacing="normal" fo:font-style="normal" fo:font-weight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1665in" fo:text-align="start" style:justify-single-word="false" fo:widows="1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style:line-height-at-least="0.1665in" fo:text-align="start" style:justify-single-word="false" fo:widows="1" fo:text-indent="0in" style:auto-text-indent="false" fo:padding="0in" fo:border="none"/>
      <style:text-properties fo:font-variant="normal" fo:text-transform="none" fo:color="#000000" style:font-name="Arial" fo:font-size="8.25pt" fo:letter-spacing="normal" fo:font-style="normal" fo:font-weight="normal" fo:background-color="transparent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style:line-height-at-least="0.1665in" fo:text-align="start" style:justify-single-word="false" fo:widows="1" fo:text-indent="0in" style:auto-text-indent="false" fo:padding="0in" fo:border="none"/>
    </style:style>
    <style:style style:name="P17" style:family="paragraph" style:parent-style-name="Text_20_body">
      <style:paragraph-properties fo:margin-left="0in" fo:margin-right="0in" style:line-height-at-least="0.1665in" fo:text-align="start" style:justify-single-word="false" fo:widows="1" fo:text-indent="0in" style:auto-text-indent="false" fo:padding="0in" fo:border="none"/>
      <style:text-properties fo:font-variant="normal" fo:text-transform="none" fo:color="#000000" style:font-name="Arial" fo:font-size="8.25pt" fo:letter-spacing="normal" fo:font-style="normal" fo:font-weight="normal"/>
    </style:style>
    <style:style style:name="P18" style:family="paragraph" style:parent-style-name="Standard">
      <style:paragraph-properties fo:margin-left="0in" fo:margin-right="0in" style:line-height-at-least="0.1457in" fo:text-align="start" style:justify-single-word="false" fo:widows="1" fo:text-indent="0in" style:auto-text-indent="false"/>
      <style:text-properties fo:font-variant="normal" fo:text-transform="none" fo:color="#000000" style:font-name="Lucida Grande" fo:font-size="9pt" fo:letter-spacing="normal" fo:font-style="normal" fo:font-weight="normal" loext:padding="0in" loext:border="none"/>
    </style:style>
    <style:style style:name="P19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" style:family="text">
      <style:text-properties fo:font-variant="normal" fo:text-transform="none" fo:color="#000000" style:font-name="Arial" fo:font-size="8.25pt" fo:letter-spacing="normal" fo:font-style="normal" fo:font-weight="normal"/>
    </style:style>
    <style:style style:name="T4" style:family="text">
      <style:text-properties fo:font-variant="normal" fo:text-transform="none" fo:color="#000000" style:font-name="Arial" fo:font-size="8.2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00000" style:font-name="Arial" fo:font-size="8.2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000000" style:font-name="Arial" fo:font-size="8.25pt" fo:letter-spacing="normal" fo:font-style="italic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de49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9" style:family="text">
      <style:text-properties fo:font-variant="normal" fo:text-transform="none" fo:color="#7c7c7c" style:font-name="Arial" fo:font-size="8.25pt" fo:letter-spacing="normal" fo:font-style="normal" fo:font-weight="normal"/>
    </style:style>
    <style:style style:name="T10" style:family="text">
      <style:text-properties fo:font-variant="normal" fo:text-transform="none" fo:color="#2d8d17" style:font-name="Arial" fo:font-size="8.25pt" fo:letter-spacing="normal" fo:font-style="italic" fo:font-weight="normal" fo:background-color="transparent" loext:char-shading-value="0" loext:padding="0in" loext:border="none"/>
    </style:style>
    <style:style style:name="T11" style:family="text">
      <style:text-properties fo:font-variant="normal" fo:text-transform="none" fo:color="#008000" style:font-name="Arial" fo:font-size="8.25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color="#000000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13" style:family="text">
      <style:text-properties fo:color="#000000" style:text-line-through-style="none" style:text-line-through-type="none" style:text-underline-style="none" fo:font-weight="normal" style:text-blinking="false"/>
    </style:style>
    <style:style style:name="T14" style:family="text">
      <style:text-properties fo:color="#2d8d17" fo:font-style="italic"/>
    </style:style>
    <style:style style:name="T15" style:family="text">
      <style:text-properties fo:color="#2d8d17" fo:font-style="italic" fo:background-color="transparent" loext:char-shading-value="0" loext:padding="0in" loext:border="none"/>
    </style:style>
    <style:style style:name="T16" style:family="text">
      <style:text-properties fo:color="#231f20" fo:font-weight="bold"/>
    </style:style>
    <style:style style:name="T17" style:family="text">
      <style:text-properties fo:color="#231f20" fo:font-weight="bold" fo:background-color="transparent" loext:char-shading-value="0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tend</text:p>
          </table:table-cell>
          <table:table-cell table:style-name="Table1.B1" office:value-type="string">
            <text:p text:style-name="P11">иметь тенденцию <text:span text:style-name="T1">(к чему-л.)</text:span>; клониться, склоняться <text:span text:style-name="T1">(к чему-л.)</text:span></text:p>
            <text:p text:style-name="P11">заботиться <text:span text:style-name="T1">(о ком-л.)</text:span>; ухаживать; присматривать</text:p>
            <text:p text:style-name="Table_20_Contents"/>
          </table:table-cell>
        </table:table-row>
        <table:table-row>
          <table:table-cell table:style-name="Table1.A2" office:value-type="string">
            <text:p text:style-name="P1">approximately</text:p>
          </table:table-cell>
          <table:table-cell table:style-name="Table1.B2" office:value-type="string">
            <text:p text:style-name="P5"><text:a xlink:type="simple" xlink:href="http://www.lingvo.ua/ru/Search/Translate/GlossaryItemExtraInfo?text=approximately&amp;translation=приблизительно&amp;srcLang=en&amp;destLang=ru" text:style-name="Internet_20_link" text:visited-style-name="Visited_20_Internet_20_Link"><text:span text:style-name="T2">приблизительно</text:span></text:a><text:span text:style-name="T4">, </text:span><text:a xlink:type="simple" xlink:href="http://www.lingvo.ua/ru/Search/Translate/GlossaryItemExtraInfo?text=approximately&amp;translation=близко&amp;srcLang=en&amp;destLang=ru" text:style-name="Internet_20_link" text:visited-style-name="Visited_20_Internet_20_Link"><text:span text:style-name="T2">близко</text:span></text:a><text:span text:style-name="T4">, </text:span><text:a xlink:type="simple" xlink:href="http://www.lingvo.ua/ru/Search/Translate/GlossaryItemExtraInfo?text=approximately&amp;translation=около&amp;srcLang=en&amp;destLang=ru" text:style-name="Internet_20_link" text:visited-style-name="Visited_20_Internet_20_Link"><text:span text:style-name="T2">около</text:span></text:a><text:span text:style-name="T4">, </text:span><text:a xlink:type="simple" xlink:href="http://www.lingvo.ua/ru/Search/Translate/GlossaryItemExtraInfo?text=approximately&amp;translation=почти&amp;srcLang=en&amp;destLang=ru" text:style-name="Internet_20_link" text:visited-style-name="Visited_20_Internet_20_Link"><text:span text:style-name="T2">почти</text:span></text:a><text:span text:style-name="T4">, </text:span><text:a xlink:type="simple" xlink:href="http://www.lingvo.ua/ru/Search/Translate/GlossaryItemExtraInfo?text=approximately&amp;translation=приближенно&amp;srcLang=en&amp;destLang=ru" text:style-name="Internet_20_link" text:visited-style-name="Visited_20_Internet_20_Link"><text:span text:style-name="T2">приближённо</text:span></text:a></text:p>
            <text:p text:style-name="P6"><text:span text:style-name="T12">highly approximately — весьма приблизительно</text:span></text:p>
            <text:p text:style-name="P8"><text:span text:style-name="T13">Syn:</text:span></text:p>
            <text:p text:style-name="P14"><text:a xlink:type="simple" xlink:href="http://www.lingvo.ua/ru/Translate/en-ru/about" text:style-name="Internet_20_link" text:visited-style-name="Visited_20_Internet_20_Link"><text:span text:style-name="T8">about</text:span></text:a><text:span text:style-name="T9">, </text:span><text:a xlink:type="simple" xlink:href="http://www.lingvo.ua/ru/Translate/en-ru/roughly" text:style-name="Internet_20_link" text:visited-style-name="Visited_20_Internet_20_Link"><text:span text:style-name="T8">roughly</text:span></text:a><text:span text:style-name="T9">, </text:span><text:a xlink:type="simple" xlink:href="http://www.lingvo.ua/ru/Translate/en-ru/almost" text:style-name="Internet_20_link" text:visited-style-name="Visited_20_Internet_20_Link"><text:span text:style-name="T8">almost</text:span></text:a><text:span text:style-name="T9">, </text:span><text:a xlink:type="simple" xlink:href="http://www.lingvo.ua/ru/Translate/en-ru/nearly" text:style-name="Internet_20_link" text:visited-style-name="Visited_20_Internet_20_Link"><text:span text:style-name="T8">nearly</text:span></text:a></text:p>
            <text:p text:style-name="P6"><text:span text:style-name="T2"/></text:p>
          </table:table-cell>
        </table:table-row>
        <table:table-row>
          <table:table-cell table:style-name="Table1.A2" office:value-type="string">
            <text:p text:style-name="P7">skim</text:p>
          </table:table-cell>
          <table:table-cell table:style-name="Table1.B2" office:value-type="string">
            <text:p text:style-name="P14"><text:span text:style-name="T3">1) </text:span><text:a xlink:type="simple" xlink:href="http://www.lingvo.ua/ru/Search/Translate/GlossaryItemExtraInfo?text=skim&amp;translation=снимать&amp;srcLang=en&amp;destLang=ru" text:style-name="Internet_20_link" text:visited-style-name="Visited_20_Internet_20_Link"><text:span text:style-name="T2">снимать</text:span></text:a><text:span text:style-name="T5"> </text:span><text:span text:style-name="T6">(накипь и т. п.)</text:span></text:p>
            <text:p text:style-name="P14"><text:span text:style-name="T3">2) </text:span><text:a xlink:type="simple" xlink:href="http://www.lingvo.ua/ru/Search/Translate/GlossaryItemExtraInfo?text=skim&amp;translation=едва%20касаться&amp;srcLang=en&amp;destLang=ru" text:style-name="Internet_20_link" text:visited-style-name="Visited_20_Internet_20_Link"><text:span text:style-name="T2">едва касаться</text:span></text:a><text:span text:style-name="T5">, </text:span><text:a xlink:type="simple" xlink:href="http://www.lingvo.ua/ru/Search/Translate/GlossaryItemExtraInfo?text=skim&amp;translation=нестись&amp;srcLang=en&amp;destLang=ru" text:style-name="Internet_20_link" text:visited-style-name="Visited_20_Internet_20_Link"><text:span text:style-name="T2">нестись</text:span></text:a><text:span text:style-name="T5">, </text:span><text:a xlink:type="simple" xlink:href="http://www.lingvo.ua/ru/Search/Translate/GlossaryItemExtraInfo?text=skim&amp;translation=скользить&amp;srcLang=en&amp;destLang=ru" text:style-name="Internet_20_link" text:visited-style-name="Visited_20_Internet_20_Link"><text:span text:style-name="T2">скользить</text:span></text:a><text:span text:style-name="T5"> </text:span><text:span text:style-name="T6">(по чему-л.)</text:span></text:p>
            <text:p text:style-name="P14"><text:span text:style-name="T3">3) </text:span><text:span text:style-name="T6">(skim over / through) </text:span><text:a xlink:type="simple" xlink:href="http://www.lingvo.ua/ru/Search/Translate/GlossaryItemExtraInfo?text=skim&amp;translation=поверхностно%20знакомиться&amp;srcLang=en&amp;destLang=ru" text:style-name="Internet_20_link" text:visited-style-name="Visited_20_Internet_20_Link"><text:span text:style-name="T2">поверхностно знакомиться</text:span></text:a><text:span text:style-name="T5"> </text:span><text:span text:style-name="T6">(с чем-л.)</text:span><text:span text:style-name="T5">, </text:span><text:a xlink:type="simple" xlink:href="http://www.lingvo.ua/ru/Search/Translate/GlossaryItemExtraInfo?text=skim&amp;translation=бегло%20просматривать&amp;srcLang=en&amp;destLang=ru" text:style-name="Internet_20_link" text:visited-style-name="Visited_20_Internet_20_Link"><text:span text:style-name="T2">бегло просматривать</text:span></text:a><text:span text:style-name="T6">(что-л.)</text:span></text:p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7">impression</text:p>
          </table:table-cell>
          <table:table-cell table:style-name="Table1.B2" office:value-type="string">
            <text:p text:style-name="P5"><text:a xlink:type="simple" xlink:href="http://www.lingvo.ua/ru/Search/Translate/GlossaryItemExtraInfo?text=impression&amp;translation=впечатление&amp;srcLang=en&amp;destLang=ru" text:style-name="Internet_20_link" text:visited-style-name="Visited_20_Internet_20_Link"><text:span text:style-name="T2">Впечатление</text:span></text:a></text:p>
            <text:p text:style-name="P10"><text:a xlink:type="simple" xlink:href="http://www.lingvo.ua/ru/Search/Translate/GlossaryItemExtraInfo?text=impression&amp;translation=представление&amp;srcLang=en&amp;destLang=ru" text:style-name="Internet_20_link" text:visited-style-name="Visited_20_Internet_20_Link">представление</text:a><text:span text:style-name="T2">, </text:span><text:a xlink:type="simple" xlink:href="http://www.lingvo.ua/ru/Search/Translate/GlossaryItemExtraInfo?text=impression&amp;translation=понятие&amp;srcLang=en&amp;destLang=ru" text:style-name="Internet_20_link" text:visited-style-name="Visited_20_Internet_20_Link">понятие</text:a><text:span text:style-name="T2">, </text:span><text:a xlink:type="simple" xlink:href="http://www.lingvo.ua/ru/Search/Translate/GlossaryItemExtraInfo?text=impression&amp;translation=мнение&amp;srcLang=en&amp;destLang=ru" text:style-name="Internet_20_link" text:visited-style-name="Visited_20_Internet_20_Link">мнение</text:a></text:p>
            <text:p text:style-name="Text_20_body"><text:line-break/></text:p>
          </table:table-cell>
        </table:table-row>
        <table:table-row>
          <table:table-cell table:style-name="Table1.A2" office:value-type="string">
            <text:p text:style-name="P2">benefit</text:p>
          </table:table-cell>
          <table:table-cell table:style-name="Table1.B2" office:value-type="string">
            <text:p text:style-name="P14"><text:span text:style-name="T3">1) </text:span><text:a xlink:type="simple" xlink:href="http://www.lingvo.ua/ru/Search/Translate/GlossaryItemExtraInfo?text=benefit&amp;translation=выгода&amp;srcLang=en&amp;destLang=ru" text:style-name="Internet_20_link" text:visited-style-name="Visited_20_Internet_20_Link"><text:span text:style-name="T2">выгода</text:span></text:a><text:span text:style-name="T5">; </text:span><text:a xlink:type="simple" xlink:href="http://www.lingvo.ua/ru/Search/Translate/GlossaryItemExtraInfo?text=benefit&amp;translation=польза&amp;srcLang=en&amp;destLang=ru" text:style-name="Internet_20_link" text:visited-style-name="Visited_20_Internet_20_Link"><text:span text:style-name="T2">польза</text:span></text:a><text:span text:style-name="T5">; </text:span><text:a xlink:type="simple" xlink:href="http://www.lingvo.ua/ru/Search/Translate/GlossaryItemExtraInfo?text=benefit&amp;translation=прибыль&amp;srcLang=en&amp;destLang=ru" text:style-name="Internet_20_link" text:visited-style-name="Visited_20_Internet_20_Link"><text:span text:style-name="T2">прибыль</text:span></text:a><text:span text:style-name="T5">; </text:span><text:a xlink:type="simple" xlink:href="http://www.lingvo.ua/ru/Search/Translate/GlossaryItemExtraInfo?text=benefit&amp;translation=преимущество&amp;srcLang=en&amp;destLang=ru" text:style-name="Internet_20_link" text:visited-style-name="Visited_20_Internet_20_Link"><text:span text:style-name="T2">преимущество</text:span>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P3">vary</text:p>
          </table:table-cell>
          <table:table-cell table:style-name="Table1.B2" office:value-type="string">
            <text:p text:style-name="P17">1)</text:p>
            <text:p text:style-name="P14"><text:span text:style-name="T3">а) </text:span><text:a xlink:type="simple" xlink:href="http://www.lingvo.ua/ru/Search/Translate/GlossaryItemExtraInfo?text=vary&amp;translation=изменять&amp;srcLang=en&amp;destLang=ru" text:style-name="Internet_20_link" text:visited-style-name="Visited_20_Internet_20_Link"><text:span text:style-name="T2">изменять</text:span></text:a><text:span text:style-name="T5">, </text:span><text:a xlink:type="simple" xlink:href="http://www.lingvo.ua/ru/Search/Translate/GlossaryItemExtraInfo?text=vary&amp;translation=менять&amp;srcLang=en&amp;destLang=ru" text:style-name="Internet_20_link" text:visited-style-name="Visited_20_Internet_20_Link"><text:span text:style-name="T2">менять</text:span></text:a></text:p>
            <text:p text:style-name="P14"><text:span text:style-name="T3">б) </text:span><text:a xlink:type="simple" xlink:href="http://www.lingvo.ua/ru/Search/Translate/GlossaryItemExtraInfo?text=vary&amp;translation=меняться&amp;srcLang=en&amp;destLang=ru" text:style-name="Internet_20_link" text:visited-style-name="Visited_20_Internet_20_Link"><text:span text:style-name="T2">меняться</text:span></text:a><text:span text:style-name="T5">, </text:span><text:a xlink:type="simple" xlink:href="http://www.lingvo.ua/ru/Search/Translate/GlossaryItemExtraInfo?text=vary&amp;translation=изменяться&amp;srcLang=en&amp;destLang=ru" text:style-name="Internet_20_link" text:visited-style-name="Visited_20_Internet_20_Link"><text:span text:style-name="T2">изменяться</text:span></text:a></text:p>
            <text:p text:style-name="P14"><text:span text:style-name="T3">2) </text:span><text:a xlink:type="simple" xlink:href="http://www.lingvo.ua/ru/Search/Translate/GlossaryItemExtraInfo?text=vary&amp;translation=разниться&amp;srcLang=en&amp;destLang=ru" text:style-name="Internet_20_link" text:visited-style-name="Visited_20_Internet_20_Link"><text:span text:style-name="T2">разниться</text:span></text:a><text:span text:style-name="T5">; </text:span><text:a xlink:type="simple" xlink:href="http://www.lingvo.ua/ru/Search/Translate/GlossaryItemExtraInfo?text=vary&amp;translation=отличаться&amp;srcLang=en&amp;destLang=ru" text:style-name="Internet_20_link" text:visited-style-name="Visited_20_Internet_20_Link"><text:span text:style-name="T2">отличаться</text:span></text:a><text:span text:style-name="T5">, </text:span><text:a xlink:type="simple" xlink:href="http://www.lingvo.ua/ru/Search/Translate/GlossaryItemExtraInfo?text=vary&amp;translation=различаться&amp;srcLang=en&amp;destLang=ru" text:style-name="Internet_20_link" text:visited-style-name="Visited_20_Internet_20_Link"><text:span text:style-name="T2">различаться</text:span></text:a><text:span text:style-name="T5">, </text:span><text:a xlink:type="simple" xlink:href="http://www.lingvo.ua/ru/Search/Translate/GlossaryItemExtraInfo?text=vary&amp;translation=расходиться&amp;srcLang=en&amp;destLang=ru" text:style-name="Internet_20_link" text:visited-style-name="Visited_20_Internet_20_Link"><text:span text:style-name="T2">расходиться</text:span></text:a></text:p>
            <text:p text:style-name="P14"><text:span text:style-name="T3">3) </text:span><text:a xlink:type="simple" xlink:href="http://www.lingvo.ua/ru/Search/Translate/GlossaryItemExtraInfo?text=vary&amp;translation=разнообразить&amp;srcLang=en&amp;destLang=ru" text:style-name="Internet_20_link" text:visited-style-name="Visited_20_Internet_20_Link"><text:span text:style-name="T2">разнообразить</text:span></text:a><text:span text:style-name="T5">; </text:span><text:a xlink:type="simple" xlink:href="http://www.lingvo.ua/ru/Search/Translate/GlossaryItemExtraInfo?text=vary&amp;translation=варьировать&amp;srcLang=en&amp;destLang=ru" text:style-name="Internet_20_link" text:visited-style-name="Visited_20_Internet_20_Link"><text:span text:style-name="T2">варьировать</text:span></text:a></text:p>
          </table:table-cell>
        </table:table-row>
        <table:table-row>
          <table:table-cell table:style-name="Table1.A2" office:value-type="string">
            <text:p text:style-name="P3">Proficient</text:p>
          </table:table-cell>
          <table:table-cell table:style-name="Table1.B2" office:value-type="string">
            <text:p text:style-name="P15"><text:span text:style-name="T16">1. </text:span><text:span text:style-name="T14">прил.</text:span></text:p>
            <text:p text:style-name="P14"><text:a xlink:type="simple" xlink:href="http://www.lingvo.ua/ru/Search/Translate/GlossaryItemExtraInfo?text=proficient&amp;translation=искусный&amp;srcLang=en&amp;destLang=ru" text:style-name="Internet_20_link" text:visited-style-name="Visited_20_Internet_20_Link"><text:span text:style-name="T2">искусный</text:span></text:a><text:span text:style-name="T5">, </text:span><text:a xlink:type="simple" xlink:href="http://www.lingvo.ua/ru/Search/Translate/GlossaryItemExtraInfo?text=proficient&amp;translation=опытный&amp;srcLang=en&amp;destLang=ru" text:style-name="Internet_20_link" text:visited-style-name="Visited_20_Internet_20_Link"><text:span text:style-name="T2">опытный</text:span></text:a><text:span text:style-name="T5">, </text:span><text:a xlink:type="simple" xlink:href="http://www.lingvo.ua/ru/Search/Translate/GlossaryItemExtraInfo?text=proficient&amp;translation=умелый&amp;srcLang=en&amp;destLang=ru" text:style-name="Internet_20_link" text:visited-style-name="Visited_20_Internet_20_Link"><text:span text:style-name="T2">умелый</text:span></text:a></text:p>
            <text:p text:style-name="P15"><text:span text:style-name="T16">2. </text:span><text:span text:style-name="T14">сущ.</text:span></text:p>
            <text:p text:style-name="P14"><text:a xlink:type="simple" xlink:href="http://www.lingvo.ua/ru/Search/Translate/GlossaryItemExtraInfo?text=proficient&amp;translation=знаток&amp;srcLang=en&amp;destLang=ru" text:style-name="Internet_20_link" text:visited-style-name="Visited_20_Internet_20_Link"><text:span text:style-name="T2">знаток</text:span></text:a><text:span text:style-name="T5">, </text:span><text:a xlink:type="simple" xlink:href="http://www.lingvo.ua/ru/Search/Translate/GlossaryItemExtraInfo?text=proficient&amp;translation=мастер&amp;srcLang=en&amp;destLang=ru" text:style-name="Internet_20_link" text:visited-style-name="Visited_20_Internet_20_Link"><text:span text:style-name="T2">мастер</text:span></text:a><text:span text:style-name="T5">, </text:span><text:a xlink:type="simple" xlink:href="http://www.lingvo.ua/ru/Search/Translate/GlossaryItemExtraInfo?text=proficient&amp;translation=специалист&amp;srcLang=en&amp;destLang=ru" text:style-name="Internet_20_link" text:visited-style-name="Visited_20_Internet_20_Link"><text:span text:style-name="T2">специалист</text:span></text:a></text:p>
            <text:p text:style-name="P9"/>
            <text:p text:style-name="Table_20_Contents"/>
          </table:table-cell>
        </table:table-row>
        <table:table-row>
          <table:table-cell table:style-name="Table1.A2" office:value-type="string">
            <text:p text:style-name="P3">access</text:p>
          </table:table-cell>
          <table:table-cell table:style-name="Table1.B2" office:value-type="string">
            <text:p text:style-name="P13"><text:span text:style-name="T17">1. </text:span><text:span text:style-name="T15">сущ.</text:span></text:p>
            <text:p text:style-name="P14"><text:span text:style-name="T3">1) </text:span><text:a xlink:type="simple" xlink:href="http://www.lingvo.ua/ru/Search/Translate/GlossaryItemExtraInfo?text=access&amp;translation=доступ&amp;srcLang=en&amp;destLang=ru" text:style-name="Internet_20_link" text:visited-style-name="Visited_20_Internet_20_Link"><text:span text:style-name="T2">доступ</text:span></text:a></text:p>
            <text:p text:style-name="P14"><text:span text:style-name="T3">2) </text:span><text:a xlink:type="simple" xlink:href="http://www.lingvo.ua/ru/Search/Translate/GlossaryItemExtraInfo?text=access&amp;translation=проход&amp;srcLang=en&amp;destLang=ru" text:style-name="Internet_20_link" text:visited-style-name="Visited_20_Internet_20_Link"><text:span text:style-name="T2">проход</text:span></text:a><text:span text:style-name="T5">; </text:span><text:a xlink:type="simple" xlink:href="http://www.lingvo.ua/ru/Search/Translate/GlossaryItemExtraInfo?text=access&amp;translation=подход&amp;srcLang=en&amp;destLang=ru" text:style-name="Internet_20_link" text:visited-style-name="Visited_20_Internet_20_Link"><text:span text:style-name="T2">подход</text:span></text:a></text:p>
            <text:p text:style-name="P14"><text:a xlink:type="simple" xlink:href="http://www.lingvo.ua/ru/Search/Translate/GlossaryItemExtraInfo?text=access&amp;translation=доступ&amp;srcLang=en&amp;destLang=ru" text:style-name="Internet_20_link" text:visited-style-name="Visited_20_Internet_20_Link"><text:span text:style-name="T2"/></text:a></text:p>
            <text:p text:style-name="P13"><text:span text:style-name="T17">2. </text:span><text:span text:style-name="T15">гл.</text:span></text:p>
            <text:p text:style-name="P14"><text:a xlink:type="simple" xlink:href="http://www.lingvo.ua/ru/Search/Translate/GlossaryItemExtraInfo?text=access&amp;translation=иметь%20доступ&amp;srcLang=en&amp;destLang=ru" text:style-name="Internet_20_link" text:visited-style-name="Visited_20_Internet_20_Link"><text:span text:style-name="T2">иметь доступ</text:span></text:a><text:span text:style-name="T5">, </text:span><text:a xlink:type="simple" xlink:href="http://www.lingvo.ua/ru/Search/Translate/GlossaryItemExtraInfo?text=access&amp;translation=получить%20доступ&amp;srcLang=en&amp;destLang=ru" text:style-name="Internet_20_link" text:visited-style-name="Visited_20_Internet_20_Link"><text:span text:style-name="T2">получить доступ</text:span></text:a><text:span text:style-name="T5"> </text:span><text:span text:style-name="T6">(к чему-л.)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P3">currency</text:p>
          </table:table-cell>
          <table:table-cell table:style-name="Table1.B2" office:value-type="string">
            <text:p text:style-name="P12">сущ.</text:p>
            <text:p text:style-name="P14"><text:span text:style-name="T3">1) </text:span><text:a xlink:type="simple" xlink:href="http://www.lingvo.ua/ru/Search/Translate/GlossaryItemExtraInfo?text=currency&amp;translation=денежное%20обращение&amp;srcLang=en&amp;destLang=ru" text:style-name="Internet_20_link" text:visited-style-name="Visited_20_Internet_20_Link"><text:span text:style-name="T2">денежное обращение</text:span></text:a></text:p>
            <text:p text:style-name="P14"><text:span text:style-name="T3">2) </text:span><text:a xlink:type="simple" xlink:href="http://www.lingvo.ua/ru/Search/Translate/GlossaryItemExtraInfo?text=currency&amp;translation=валюта&amp;srcLang=en&amp;destLang=ru" text:style-name="Internet_20_link" text:visited-style-name="Visited_20_Internet_20_Link"><text:span text:style-name="T2">валюта</text:span></text:a></text:p>
            <text:p text:style-name="P14"><text:span text:style-name="T3">3) </text:span><text:a xlink:type="simple" xlink:href="http://www.lingvo.ua/ru/Search/Translate/GlossaryItemExtraInfo?text=currency&amp;translation=деньги&amp;srcLang=en&amp;destLang=ru" text:style-name="Internet_20_link" text:visited-style-name="Visited_20_Internet_20_Link"><text:span text:style-name="T2">деньги</text:span>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P19"><text:line-break/>to take into consideration </text:p>
            <text:p text:style-name="Table_20_Contents"/>
          </table:table-cell>
          <table:table-cell table:style-name="Table1.B2" office:value-type="string">
            <text:p text:style-name="P19">принимать во внимание</text:p>
            <text:p text:style-name="P18"><draw:frame draw:style-name="fr1" draw:name="Frame1" text:anchor-type="char" svg:width="0.2083in" draw:z-index="0"><draw:text-box fo:min-height="0.2083in"><text:p text:style-name="Text_20_body"/></draw:text-box></draw:frame></text:p>
            <text:p text:style-name="Table_20_Contents"/>
          </table:table-cell>
        </table:table-row>
        <table:table-row>
          <table:table-cell table:style-name="Table1.A2" office:value-type="string">
            <text:p text:style-name="P4">pace</text:p>
          </table:table-cell>
          <table:table-cell table:style-name="Table1.B2" office:value-type="string">
            <text:p text:style-name="P5"><text:span text:style-name="T7"> </text:span><text:a xlink:type="simple" xlink:href="http://www.lingvo.ua/ru/Search/Translate/GlossaryItemExtraInfo?text=pace&amp;translation=скорость&amp;srcLang=en&amp;destLang=ru" text:style-name="Internet_20_link" text:visited-style-name="Visited_20_Internet_20_Link"><text:span text:style-name="T2">скорость</text:span></text:a><text:span text:style-name="T4">, </text:span><text:a xlink:type="simple" xlink:href="http://www.lingvo.ua/ru/Search/Translate/GlossaryItemExtraInfo?text=pace&amp;translation=темп&amp;srcLang=en&amp;destLang=ru" text:style-name="Internet_20_link" text:visited-style-name="Visited_20_Internet_20_Link"><text:span text:style-name="T2">темп</text:span></text:a></text:p>
          </table:table-cell>
        </table:table-row>
        <table:table-row>
          <table:table-cell table:style-name="Table1.A2" office:value-type="string">
            <text:p text:style-name="P7">threat</text:p>
          </table:table-cell>
          <table:table-cell table:style-name="Table1.B2" office:value-type="string">
            <text:p text:style-name="P5"><text:a xlink:type="simple" xlink:href="http://www.lingvo.ua/ru/Search/Translate/GlossaryItemExtraInfo?text=threat&amp;translation=опасность&amp;srcLang=en&amp;destLang=ru" text:style-name="Internet_20_link" text:visited-style-name="Visited_20_Internet_20_Link"><text:span text:style-name="T2">опасность</text:span></text:a><text:span text:style-name="T4">, </text:span><text:a xlink:type="simple" xlink:href="http://www.lingvo.ua/ru/Search/Translate/GlossaryItemExtraInfo?text=threat&amp;translation=угроза&amp;srcLang=en&amp;destLang=ru" text:style-name="Internet_20_link" text:visited-style-name="Visited_20_Internet_20_Link"><text:span text:style-name="T2">угроза</text:span></text:a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Geneva, sans-serif"/>
    <style:font-face style:name="Lucida Grande" svg:font-family="'Lucida Grande', Arial, tahom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</meta:initial-creator>
    <meta:creation-date>2016-03-24T00:58:23.005764041</meta:creation-date>
    <meta:generator>LibreOffice/5.0.5.2$Linux_X86_64 LibreOffice_project/00m0$Build-2</meta:generator>
    <dc:date>2016-03-24T01:36:59.910730185</dc:date>
    <dc:creator>Konstantin </dc:creator>
    <meta:editing-duration>PT23M25S</meta:editing-duration>
    <meta:editing-cycles>3</meta:editing-cycles>
    <meta:document-statistic meta:table-count="1" meta:image-count="0" meta:object-count="0" meta:page-count="2" meta:paragraph-count="46" meta:word-count="130" meta:character-count="952" meta:non-whitespace-character-count="862"/>
  </office:meta>
</office:document-meta>
</file>